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8.331cm" style:use-optimal-column-width="false"/>
    </style:style>
    <style:style style:name="co2" style:family="table-column">
      <style:table-column-properties style:column-width="8.337cm" style:use-optimal-column-width="false"/>
    </style:style>
    <style:style style:name="ro1" style:family="table-row">
      <style:table-row-properties style:row-height="1.658cm" style:use-optimal-row-height="false"/>
    </style:style>
    <style:style style:name="ro2" style:family="table-row">
      <style:table-row-properties style:row-height="2.074cm" style:use-optimal-row-height="false"/>
    </style:style>
    <style:style style:name="ro3" style:family="table-row">
      <style:table-row-properties style:row-height="1.309cm" style:use-optimal-row-height="false"/>
    </style:style>
    <style:style style:name="ro4" style:family="table-row">
      <style:table-row-properties style:row-height="1.30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style:font-name="Liberation Sans" fo:font-size="18pt" style:letter-kerning="true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Микропроект: решение СЛАУ с использованием графического процессора</text:p>
          </draw:text-box>
        </draw:frame>
        <draw:frame presentation:style-name="pr2" draw:text-style-name="P1" draw:layer="layout" svg:width="15.8cm" svg:height="3.6cm" svg:x="11.6cm" svg:y="10.4cm" presentation:class="subtitle" presentation:user-transformed="true">
          <draw:text-box>
            <text:p><text:span text:style-name="T1">Зиновьев Дмитрий, Б03-1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Особенности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Метод Гаусса</text:p>
              </text:list-item>
              <text:list-item>
                <text:p>Оптимизация доступа к памяти</text:p>
              </text:list-item>
              <text:list-item>
                <text:p>Решение для плотной матрицы</text:p>
              </text:list-item>
              <text:list-item>
                <text:p>Аналитическое решение с точностью до машинных операц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Время выполнения</text:p>
          </draw:text-box>
        </draw:frame>
        <draw:frame draw:style-name="standard" draw:layer="layout" svg:width="24.998cm" svg:height="8.965cm" svg:x="1.6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Размер матрицы</text:p>
              </table:table-cell>
              <table:table-cell>
                <text:p text:style-name="P2">CUDA (GTX1650), ms</text:p>
              </table:table-cell>
              <table:table-cell>
                <text:p text:style-name="P2"><text:span text:style-name="T2">CPU (Ryzen 5 4600H)</text:span><text:span text:style-name="T3">, ms</text:span></text:p>
              </table:table-cell>
            </table:table-row>
            <table:table-row table:style-name="ro2" table:default-cell-style-name="ce1">
              <table:table-cell>
                <text:p text:style-name="P2">16</text:p>
              </table:table-cell>
              <table:table-cell>
                <text:p text:style-name="P2">0,14</text:p>
              </table:table-cell>
              <table:table-cell>
                <text:p text:style-name="P2">0,027</text:p>
              </table:table-cell>
            </table:table-row>
            <table:table-row table:style-name="ro3" table:default-cell-style-name="ce1">
              <table:table-cell>
                <text:p text:style-name="P2">512</text:p>
              </table:table-cell>
              <table:table-cell>
                <text:p text:style-name="P2">42</text:p>
              </table:table-cell>
              <table:table-cell>
                <text:p text:style-name="P2">150</text:p>
              </table:table-cell>
            </table:table-row>
            <table:table-row table:style-name="ro3" table:default-cell-style-name="ce1">
              <table:table-cell>
                <text:p text:style-name="P2">1024</text:p>
              </table:table-cell>
              <table:table-cell>
                <text:p text:style-name="P2">240</text:p>
              </table:table-cell>
              <table:table-cell>
                <text:p text:style-name="P2">1163</text:p>
              </table:table-cell>
            </table:table-row>
            <table:table-row table:style-name="ro3" table:default-cell-style-name="ce1">
              <table:table-cell>
                <text:p text:style-name="P2">2048</text:p>
              </table:table-cell>
              <table:table-cell>
                <text:p text:style-name="P2">1800</text:p>
              </table:table-cell>
              <table:table-cell>
                <text:p text:style-name="P2">9253</text:p>
              </table:table-cell>
            </table:table-row>
            <table:table-row table:style-name="ro4" table:default-cell-style-name="ce1">
              <table:table-cell>
                <text:p text:style-name="P2">4096</text:p>
              </table:table-cell>
              <table:table-cell>
                <text:p text:style-name="P2">14000</text:p>
              </table:table-cell>
              <table:table-cell>
                <text:p text:style-name="P2">75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Результаты и планы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Использование GPU ускоряет расчёты в разы</text:p>
              </text:list-item>
              <text:list-item>
                <text:p>В дальнейшем планируется применить алгоритм для решения уравнения теплопроводност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50:11.428379056</meta:creation-date>
    <meta:editing-duration>PT24M25S</meta:editing-duration>
    <meta:editing-cycles>17</meta:editing-cycles>
    <meta:generator>LibreOffice/6.4.7.2$Linux_X86_64 LibreOffice_project/40$Build-2</meta:generator>
    <dc:title>Classy Red</dc:title>
    <dc:date>2023-04-25T12:24:55.050283993</dc:date>
    <meta:document-statistic meta:object-count="53"/>
  </office:meta>
</office:document-meta>
</file>